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c0b" officeooo:paragraph-rsid="000d3c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aylwar@mlaylwar-ThinkPad-X220:~$ ssh -X breezy.westgrid.ca</text:p>
      <text:p text:style-name="P1">mlaylwar@breezy.westgrid.ca's password: </text:p>
      <text:p text:style-name="P1">Last login: Fri Sep <text:s/>4 15:35:51 2015 from 136.159.75.18</text:p>
      <text:p text:style-name="P1"></text:p>
      <text:p text:style-name="P1">--------------------------------------------------------------------------- </text:p>
      <text:p text:style-name="P1">_____</text:p>
      <text:p text:style-name="P1">| ___ \</text:p>
      <text:p text:style-name="P1">| |_/ /_ __ ___ <text:s/>___ ____ <text:s text:c="3"/>_</text:p>
      <text:p text:style-name="P1">| ___ \ <text:s/>__/ _ \/ _ \_ <text:s/>/ | | |</text:p>
      <text:p text:style-name="P1">| |_/ / | | <text:s/>__/ <text:s/>__// /| |_| |</text:p>
      <text:p text:style-name="P1">\____/|_| <text:s/>\___|\___/___|\__, |</text:p>
      <text:p text:style-name="P1"><text:s text:c="26"/>__/ |</text:p>
      <text:p text:style-name="P1"><text:s text:c="12"/>.westgrid.ca |___/</text:p>
      <text:p text:style-name="P1"></text:p>
      <text:p text:style-name="P1">Breezy Help Page: <text:s text:c="54"/></text:p>
      <text:p text:style-name="P1"><text:s/>http://www.westgrid.ca/support/quickstart/breezy</text:p>
      <text:p text:style-name="P1"><text:s/>Please report problems to support@westgrid.ca <text:s text:c="24"/></text:p>
      <text:p text:style-name="P1"></text:p>
      <text:p text:style-name="P1">Breezy shares filesystems with lattice and as such there is:</text:p>
      <text:p text:style-name="P1">- 50 GB disk and 200,000 file limit quota on "home" directories.</text:p>
      <text:p text:style-name="P1">- 450 GB disk and 200,000 file limit quota enforced on "scratch"</text:p>
      <text:p text:style-name="P1"><text:s text:c="12"/>If you are over quota, you may not be able to login.</text:p>
      <text:p text:style-name="P1"></text:p>
      <text:p text:style-name="P1"><text:s/>WE DO NOT PERFORM BACKUPS</text:p>
      <text:p text:style-name="P1"></text:p>
      <text:p text:style-name="P1">NOTE: Breezy nodes get re-imaged during each reboot (files in /tmp removed)</text:p>
      <text:p text:style-name="P1">---------------------------------------------------------------------------</text:p>
      <text:p text:style-name="P1"></text:p>
      <text:p text:style-name="P1"><text:s/></text:p>
      <text:p text:style-name="P1"></text:p>
      <text:p text:style-name="P1"><text:tab/><text:tab/> <text:s/>=== System Messages === </text:p>
      <text:p text:style-name="P1"></text:p>
      <text:p text:style-name="P1">Tue Jun <text:s/>30 07:00:21 2015</text:p>
      <text:p text:style-name="P1"></text:p>
      <text:p text:style-name="P1">URGENT: The Filesystem, /global/scratch, is effectively full. <text:s/>Please</text:p>
      <text:p text:style-name="P1">remove unwanted files now. <text:s/>You may notice a slowdown in the performance </text:p>
      <text:p text:style-name="P1">of some jobs while this situation persists. <text:s/>Thanks.</text:p>
      <text:p text:style-name="P1"></text:p>
      <text:p text:style-name="P1"></text:p>
      <text:p text:style-name="P1">/usr/bin/xauth: <text:s/>creating new authority file /home/mlaylwar/.Xauthority</text:p>
      <text:p text:style-name="P1">[mlaylwar@breezy ~]$ cd data</text:p>
      <text:p text:style-name="P1">[mlaylwar@breezy data]$ wget ftp://ftp.sra.ebi.ac.uk/vol1/fastq/SRR709/SRR709438/SRR709438_1.fastq.gz</text:p>
      <text:p text:style-name="P1">--2015-09-04 15:53:10-- <text:s/>ftp://ftp.sra.ebi.ac.uk/vol1/fastq/SRR709/SRR709438/SRR709438_1.fastq.gz</text:p>
      <text:p text:style-name="P1"><text:s text:c="11"/>=&gt; `SRR709438_1.fastq.gz'</text:p>
      <text:p text:style-name="P1">Resolving ftp.sra.ebi.ac.uk... 193.62.192.7</text:p>
      <text:p text:style-name="P1">Connecting to ftp.sra.ebi.ac.uk|193.62.192.7|:21... connected.</text:p>
      <text:p text:style-name="P1">Logging in as anonymous ... Logged in!</text:p>
      <text:p text:style-name="P1">==&gt; SYST ... done. <text:s text:c="3"/>==&gt; PWD ... done.</text:p>
      <text:p text:style-name="P1"><text:soft-page-break/>==&gt; TYPE I ... done. <text:s/>==&gt; CWD (1) /vol1/fastq/SRR709/SRR709438 ... done.</text:p>
      <text:p text:style-name="P1">==&gt; SIZE SRR709438_1.fastq.gz ... 11591393270</text:p>
      <text:p text:style-name="P1">==&gt; PASV ... done. <text:s text:c="3"/>==&gt; RETR SRR709438_1.fastq.gz ... done.</text:p>
      <text:p text:style-name="P1">Length: 11591393270 (11G) (unauthoritative)</text:p>
      <text:p text:style-name="P1"></text:p>
      <text:p text:style-name="P1">100%[===================================&gt;] 11,591,393,270 3.90M/s <text:s text:c="2"/>in 47m 48s </text:p>
      <text:p text:style-name="P1"></text:p>
      <text:p text:style-name="P1">2015-09-04 16:41:02 (3.85 MB/s) - `SRR709438_1.fastq.gz' saved [11591393270]</text:p>
      <text:p text:style-name="P1"></text:p>
      <text:p text:style-name="P1">[mlaylwar@breezy data]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7:42:25.818739912</meta:creation-date>
    <dc:date>2015-09-04T18:02:07.633799435</dc:date>
    <meta:editing-duration>P0D</meta:editing-duration>
    <meta:editing-cycles>1</meta:editing-cycles>
    <meta:document-statistic meta:table-count="0" meta:image-count="0" meta:object-count="0" meta:page-count="2" meta:paragraph-count="58" meta:word-count="254" meta:character-count="2268" meta:non-whitespace-character-count="1820"/>
    <meta:generator>LibreOffice/4.2.8.2$Linux_X86_64 LibreOffice_project/420m0$Build-2</meta:generator>
  </office:meta>
</office:document-meta>
</file>